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1.5028in" style:rel-column-width="12790*"/>
    </style:style>
    <style:style style:name="Table2.B" style:family="table-column">
      <style:table-column-properties style:column-width="6.1972in" style:rel-column-width="52745*"/>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B1" style:family="table-cell">
      <style:table-cell-properties style:vertical-align="" fo:background-color="#dddddd" fo:padding="0.0382in"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fo:background-color="transparent">
        <style:background-image/>
      </style:table-row-properties>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4" style:family="table-row">
      <style:table-row-properties fo:background-color="transparent">
        <style:background-image/>
      </style:table-row-properties>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5" style:family="table-row">
      <style:table-row-properties fo:background-color="transparent">
        <style:background-image/>
      </style:table-row-properties>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6" style:family="table-row">
      <style:table-row-properties fo:background-color="transparent">
        <style:background-image/>
      </style:table-row-properties>
    </style:style>
    <style:style style:name="Table2.A6" style:family="table-cell">
      <style:table-cell-properties style:vertical-align="middle"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3"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5028in" style:rel-column-width="12790*"/>
    </style:style>
    <style:style style:name="Table3.B" style:family="table-column">
      <style:table-column-properties style:column-width="6.1972in" style:rel-column-width="5274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B1" style:family="table-cell">
      <style:table-cell-properties style:vertical-align="" fo:background-color="#dddddd" fo:padding="0.0382in" fo:border="0.05pt solid #000000" style:writing-mode="page">
        <style:background-image/>
      </style:table-cell-properties>
    </style:style>
    <style:style style:name="Table3.2" style:family="table-row">
      <style:table-row-properties fo:background-color="transparent">
        <style:background-image/>
      </style:table-row-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3" style:family="table-row">
      <style:table-row-properties fo:background-color="transparent">
        <style:background-image/>
      </style:table-row-properties>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4" style:family="table-row">
      <style:table-row-properties fo:background-color="transparent">
        <style:background-image/>
      </style:table-row-properties>
    </style:style>
    <style:style style:name="Table3.A4" style:family="table-cell">
      <style:table-cell-properties style:vertical-align="middle"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5" style:family="table-row">
      <style:table-row-properties fo:background-color="transparent">
        <style:background-image/>
      </style:table-row-properties>
    </style:style>
    <style:style style:name="Table3.A5" style:family="table-cell">
      <style:table-cell-properties style:vertical-align="middle"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6" style:family="table-row">
      <style:table-row-properties fo:background-color="transparent">
        <style:background-image/>
      </style:table-row-properties>
    </style:style>
    <style:style style:name="Table3.A6" style:family="table-cell">
      <style:table-cell-properties style:vertical-align="middle"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1"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5028in" style:rel-column-width="12790*"/>
    </style:style>
    <style:style style:name="Table1.B" style:family="table-column">
      <style:table-column-properties style:column-width="6.1972in" style:rel-column-width="52745*"/>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 fo:background-color="#dddddd" fo:padding="0.0382in" fo:border="0.05pt solid #000000"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row">
      <style:table-row-properties fo:background-color="transparent">
        <style:background-image/>
      </style:table-row-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5" style:family="table-row">
      <style:table-row-properties fo:background-color="transparent">
        <style:background-image/>
      </style:table-row-properties>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6" style:family="table-row">
      <style:table-row-properties fo:background-color="transparent">
        <style:background-image/>
      </style:table-row-properties>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P1" style:family="paragraph" style:parent-style-name="Heading_20_3">
      <style:text-properties style:font-name="Liberation Serif" fo:font-size="12pt" fo:font-weight="bold" officeooo:rsid="0c585886" officeooo:paragraph-rsid="0c585886" style:font-name-asian="SimSun" style:font-size-asian="14pt" style:font-weight-asian="bold" style:font-name-complex="Arial" style:font-size-complex="14pt" style:font-weight-complex="bold"/>
    </style:style>
    <style:style style:name="P2" style:family="paragraph" style:parent-style-name="Heading_20_3">
      <style:text-properties officeooo:paragraph-rsid="0c5678c0"/>
    </style:style>
    <style:style style:name="P3" style:family="paragraph" style:parent-style-name="Heading_20_3">
      <style:text-properties officeooo:paragraph-rsid="0c5aacaa"/>
    </style:style>
    <style:style style:name="P4" style:family="paragraph" style:parent-style-name="Heading_20_3">
      <style:text-properties officeooo:rsid="0c5cb4db" officeooo:paragraph-rsid="0c5cb4db"/>
    </style:style>
    <style:style style:name="P5" style:family="paragraph" style:parent-style-name="Heading_20_3">
      <style:text-properties officeooo:rsid="0c5e7998" officeooo:paragraph-rsid="0c5e7998"/>
    </style:style>
    <style:style style:name="P6" style:family="paragraph" style:parent-style-name="Heading_20_3">
      <style:text-properties officeooo:rsid="0ca1818b" officeooo:paragraph-rsid="0ca1818b"/>
    </style:style>
    <style:style style:name="P7" style:family="paragraph" style:parent-style-name="Standard">
      <style:text-properties officeooo:paragraph-rsid="0ba47134"/>
    </style:style>
    <style:style style:name="P8" style:family="paragraph" style:parent-style-name="Standard">
      <style:text-properties officeooo:paragraph-rsid="0c585886"/>
    </style:style>
    <style:style style:name="P9" style:family="paragraph" style:parent-style-name="Standard">
      <style:text-properties officeooo:paragraph-rsid="0c5aacaa"/>
    </style:style>
    <style:style style:name="P10" style:family="paragraph" style:parent-style-name="Standard">
      <style:text-properties officeooo:paragraph-rsid="0c5cb4db"/>
    </style:style>
    <style:style style:name="P11" style:family="paragraph" style:parent-style-name="Standard">
      <style:text-properties officeooo:paragraph-rsid="0c585886" fo:background-color="#f7d1d5"/>
    </style:style>
    <style:style style:name="P12" style:family="paragraph" style:parent-style-name="Standard">
      <style:text-properties officeooo:paragraph-rsid="0c684e4e"/>
    </style:style>
    <style:style style:name="P13" style:family="paragraph" style:parent-style-name="Standard">
      <style:text-properties officeooo:paragraph-rsid="0c6947cb"/>
    </style:style>
    <style:style style:name="P14" style:family="paragraph" style:parent-style-name="Standard">
      <style:text-properties officeooo:rsid="0c684e4e" officeooo:paragraph-rsid="0c6947cb"/>
    </style:style>
    <style:style style:name="P15" style:family="paragraph" style:parent-style-name="Standard">
      <style:text-properties officeooo:rsid="0c684e4e" officeooo:paragraph-rsid="0c684e4e"/>
    </style:style>
    <style:style style:name="P16" style:family="paragraph" style:parent-style-name="Standard">
      <style:text-properties officeooo:rsid="0c6947cb" officeooo:paragraph-rsid="0c6947cb"/>
    </style:style>
    <style:style style:name="P17" style:family="paragraph" style:parent-style-name="Standard">
      <style:text-properties officeooo:rsid="0c585886" officeooo:paragraph-rsid="0c585886"/>
    </style:style>
    <style:style style:name="P18" style:family="paragraph" style:parent-style-name="Standard">
      <style:text-properties officeooo:rsid="0c585886" officeooo:paragraph-rsid="0c5aacaa"/>
    </style:style>
    <style:style style:name="P19" style:family="paragraph" style:parent-style-name="Standard">
      <style:text-properties officeooo:rsid="0c585886" officeooo:paragraph-rsid="0c5cb4db"/>
    </style:style>
    <style:style style:name="P20" style:family="paragraph" style:parent-style-name="Standard">
      <style:text-properties officeooo:rsid="0c5678c0" officeooo:paragraph-rsid="0c585886"/>
    </style:style>
    <style:style style:name="P21" style:family="paragraph" style:parent-style-name="Standard">
      <style:text-properties officeooo:rsid="0c5678c0" officeooo:paragraph-rsid="0c5cb4db"/>
    </style:style>
    <style:style style:name="P22" style:family="paragraph" style:parent-style-name="Standard">
      <style:text-properties officeooo:rsid="0c5aacaa" officeooo:paragraph-rsid="0c5aacaa"/>
    </style:style>
    <style:style style:name="P23" style:family="paragraph" style:parent-style-name="Standard">
      <style:text-properties officeooo:rsid="0c5cb4db" officeooo:paragraph-rsid="0c5cb4db"/>
    </style:style>
    <style:style style:name="P24" style:family="paragraph" style:parent-style-name="Standard">
      <style:text-properties officeooo:rsid="0c5ac467" officeooo:paragraph-rsid="0c5e7998"/>
    </style:style>
    <style:style style:name="P25" style:family="paragraph" style:parent-style-name="Standard">
      <style:text-properties officeooo:rsid="0a286183" officeooo:paragraph-rsid="0c98e44f"/>
    </style:style>
    <style:style style:name="P26" style:family="paragraph" style:parent-style-name="Standard">
      <style:text-properties officeooo:rsid="0a286183" officeooo:paragraph-rsid="0ca1818b"/>
    </style:style>
    <style:style style:name="P27" style:family="paragraph" style:parent-style-name="Standard">
      <style:text-properties officeooo:rsid="0a286183" officeooo:paragraph-rsid="0ca7d5a9"/>
    </style:style>
    <style:style style:name="P28" style:family="paragraph" style:parent-style-name="Standard">
      <style:text-properties officeooo:paragraph-rsid="0ca1818b"/>
    </style:style>
    <style:style style:name="P29" style:family="paragraph" style:parent-style-name="Standard">
      <style:text-properties officeooo:paragraph-rsid="0ca47e5d"/>
    </style:style>
    <style:style style:name="P30" style:family="paragraph" style:parent-style-name="Standard">
      <style:text-properties officeooo:rsid="0ca2c58d" officeooo:paragraph-rsid="0ca47e5d"/>
    </style:style>
    <style:style style:name="P31" style:family="paragraph" style:parent-style-name="Standard">
      <style:text-properties officeooo:rsid="0ca47e5d" officeooo:paragraph-rsid="0ca47e5d"/>
    </style:style>
    <style:style style:name="P32" style:family="paragraph" style:parent-style-name="Standard">
      <style:text-properties officeooo:rsid="0ca7d5a9" officeooo:paragraph-rsid="0ca7d5a9"/>
    </style:style>
    <style:style style:name="P33" style:family="paragraph" style:parent-style-name="Heading_20_2">
      <style:text-properties officeooo:paragraph-rsid="0c5678c0"/>
    </style:style>
    <style:style style:name="P34" style:family="paragraph" style:parent-style-name="Heading_20_2">
      <style:text-properties style:font-name="Liberation Serif" fo:font-size="18pt" fo:font-weight="bold" officeooo:rsid="0c5678c0" officeooo:paragraph-rsid="0ca2c58d" style:font-name-asian="SimSun" style:font-size-asian="18pt" style:font-weight-asian="bold" style:font-name-complex="Arial" style:font-size-complex="18pt" style:font-weight-complex="bold"/>
    </style:style>
    <style:style style:name="P35" style:family="paragraph" style:parent-style-name="Heading_20_1">
      <style:text-properties style:font-name="Liberation Serif" fo:font-size="28pt" fo:font-weight="bold" officeooo:rsid="0bd5c667" officeooo:paragraph-rsid="0c9639ff" style:font-name-asian="SimSun" style:font-size-asian="28pt" style:font-weight-asian="bold" style:font-name-complex="Arial" style:font-size-complex="28pt" style:font-weight-complex="bold"/>
    </style:style>
    <style:style style:name="P36" style:family="paragraph" style:parent-style-name="Table_20_Contents">
      <style:paragraph-properties fo:text-align="center" style:justify-single-word="false"/>
      <style:text-properties fo:font-size="10pt" fo:font-style="normal" fo:font-weight="bold" officeooo:rsid="0c9763a1" officeooo:paragraph-rsid="0ca1818b" style:font-size-asian="10pt" style:font-style-asian="normal" style:font-weight-asian="bold" style:font-size-complex="10pt" style:font-style-complex="normal" style:font-weight-complex="bold"/>
    </style:style>
    <style:style style:name="P37" style:family="paragraph" style:parent-style-name="Table_20_Contents">
      <style:paragraph-properties fo:text-align="center" style:justify-single-word="false"/>
      <style:text-properties fo:font-size="10pt" fo:font-style="normal" fo:font-weight="bold" officeooo:rsid="0c9763a1" officeooo:paragraph-rsid="0ca2c58d" style:font-size-asian="10pt" style:font-style-asian="normal" style:font-weight-asian="bold" style:font-size-complex="10pt" style:font-style-complex="normal" style:font-weight-complex="bold"/>
    </style:style>
    <style:style style:name="P38" style:family="paragraph" style:parent-style-name="Table_20_Contents">
      <style:paragraph-properties fo:text-align="center" style:justify-single-word="false"/>
      <style:text-properties fo:font-size="10pt" fo:font-style="normal" fo:font-weight="bold" officeooo:rsid="0c9763a1" officeooo:paragraph-rsid="0ca7d5a9" style:font-size-asian="10pt" style:font-style-asian="normal" style:font-weight-asian="bold" style:font-size-complex="10pt" style:font-style-complex="normal" style:font-weight-complex="bold"/>
    </style:style>
    <style:style style:name="P39" style:family="paragraph" style:parent-style-name="Table_20_Contents">
      <style:text-properties fo:font-size="10pt" fo:font-weight="bold" officeooo:rsid="0bc67ea5" officeooo:paragraph-rsid="0ca1818b" style:font-size-asian="10pt" style:font-weight-asian="bold" style:font-size-complex="10pt" style:font-weight-complex="bold"/>
    </style:style>
    <style:style style:name="P40" style:family="paragraph" style:parent-style-name="Table_20_Contents">
      <style:text-properties fo:font-size="10pt" fo:font-weight="bold" officeooo:rsid="0bc67ea5" officeooo:paragraph-rsid="0ca7d5a9"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font-size="10pt" fo:font-style="italic" fo:font-weight="normal" officeooo:rsid="0c9763a1" officeooo:paragraph-rsid="0ca1818b" style:font-size-asian="10pt" style:font-style-asian="italic" style:font-weight-asian="normal" style:font-size-complex="10pt" style:font-style-complex="italic" style:font-weight-complex="normal"/>
    </style:style>
    <style:style style:name="P42" style:family="paragraph" style:parent-style-name="Table_20_Contents">
      <style:paragraph-properties fo:text-align="center" style:justify-single-word="false"/>
      <style:text-properties fo:font-size="10pt" fo:font-style="italic" fo:font-weight="normal" officeooo:rsid="0c9763a1" officeooo:paragraph-rsid="0ca7d5a9" style:font-size-asian="10pt" style:font-style-asian="italic" style:font-weight-asian="normal" style:font-size-complex="10pt" style:font-style-complex="italic" style:font-weight-complex="normal"/>
    </style:style>
    <style:style style:name="P43" style:family="paragraph" style:parent-style-name="Table_20_Contents">
      <style:text-properties fo:font-size="10pt" officeooo:rsid="0ca7d5a9" officeooo:paragraph-rsid="0ca7d5a9" style:font-size-asian="10pt" style:font-size-complex="10pt"/>
    </style:style>
    <style:style style:name="P44" style:family="paragraph" style:parent-style-name="Table_20_Contents">
      <style:text-properties fo:font-size="10pt" officeooo:rsid="0c9c559e" officeooo:paragraph-rsid="0ca1818b" style:font-size-asian="10pt" style:font-size-complex="10pt"/>
    </style:style>
    <style:style style:name="P45" style:family="paragraph" style:parent-style-name="Table_20_Contents">
      <style:text-properties fo:font-size="10pt" officeooo:rsid="0c9763a1" officeooo:paragraph-rsid="0ca7d5a9" style:font-size-asian="10pt" style:font-size-complex="10pt"/>
    </style:style>
    <style:style style:name="P46" style:family="paragraph" style:parent-style-name="Table_20_Contents">
      <style:text-properties fo:font-size="10pt" officeooo:rsid="0ca2c58d" officeooo:paragraph-rsid="0ca2c58d" style:font-size-asian="10pt" style:font-size-complex="10pt"/>
    </style:style>
    <style:style style:name="P47" style:family="paragraph" style:parent-style-name="Table_20_Contents">
      <style:text-properties officeooo:rsid="0c9c559e" officeooo:paragraph-rsid="0ca7d5a9"/>
    </style:style>
    <style:style style:name="P48" style:family="paragraph" style:parent-style-name="Table_20_Contents">
      <style:text-properties officeooo:paragraph-rsid="0ca2c58d"/>
    </style:style>
    <style:style style:name="P49" style:family="paragraph" style:parent-style-name="Table_20_Contents">
      <style:text-properties officeooo:paragraph-rsid="0ca7d5a9"/>
    </style:style>
    <style:style style:name="P50" style:family="paragraph" style:parent-style-name="Table_20_Contents">
      <style:text-properties officeooo:paragraph-rsid="0cac89f2"/>
    </style:style>
    <style:style style:name="P51" style:family="paragraph" style:parent-style-name="Table_20_Contents">
      <style:text-properties officeooo:paragraph-rsid="0caeb0fd"/>
    </style:style>
    <style:style style:name="P52" style:family="paragraph" style:parent-style-name="Table_20_Contents">
      <style:text-properties officeooo:rsid="0cb0b7ca" officeooo:paragraph-rsid="0cb0b7ca"/>
    </style:style>
    <style:style style:name="T1" style:family="text">
      <style:text-properties style:font-name="Liberation Serif" fo:font-size="12pt" fo:font-weight="bold" officeooo:rsid="0c5678c0" style:font-name-asian="SimSun" style:font-size-asian="14pt" style:font-weight-asian="bold" style:font-name-complex="Arial" style:font-size-complex="14pt" style:font-weight-complex="bold"/>
    </style:style>
    <style:style style:name="T2" style:family="text">
      <style:text-properties style:font-name="Liberation Serif" fo:font-size="12pt" fo:font-weight="bold" officeooo:rsid="0c5aacaa" style:font-name-asian="SimSun" style:font-size-asian="14pt" style:font-weight-asian="bold" style:font-name-complex="Arial" style:font-size-complex="14pt" style:font-weight-complex="bold"/>
    </style:style>
    <style:style style:name="T3" style:family="text">
      <style:text-properties style:font-name="Liberation Serif" fo:font-size="18pt" fo:font-weight="bold" officeooo:rsid="0c5678c0" style:font-name-asian="SimSun" style:font-size-asian="18pt" style:font-weight-asian="bold" style:font-name-complex="Arial" style:font-size-complex="18pt" style:font-weight-complex="bold"/>
    </style:style>
    <style:style style:name="T4" style:family="text">
      <style:text-properties fo:font-size="10pt" style:font-size-asian="10pt" style:font-size-complex="10pt"/>
    </style:style>
    <style:style style:name="T5" style:family="text">
      <style:text-properties fo:font-size="10pt" officeooo:rsid="0c9763a1" style:font-size-asian="10pt" style:font-size-complex="10pt"/>
    </style:style>
    <style:style style:name="T6" style:family="text">
      <style:text-properties fo:font-size="10pt" officeooo:rsid="0c98e44f" style:font-size-asian="10pt" style:font-size-complex="10pt"/>
    </style:style>
    <style:style style:name="T7" style:family="text">
      <style:text-properties fo:font-size="10pt" officeooo:rsid="0c9a7460" style:font-size-asian="10pt" style:font-size-complex="10pt"/>
    </style:style>
    <style:style style:name="T8" style:family="text">
      <style:text-properties fo:font-size="10pt" officeooo:rsid="0c9a9d1f" style:font-size-asian="10pt" style:font-size-complex="10pt"/>
    </style:style>
    <style:style style:name="T9" style:family="text">
      <style:text-properties fo:font-size="10pt" officeooo:rsid="0ca2c58d" style:font-size-asian="10pt" style:font-size-complex="10pt"/>
    </style:style>
    <style:style style:name="T10" style:family="text">
      <style:text-properties fo:font-size="10pt" officeooo:rsid="0ca7d5a9" style:font-size-asian="10pt" style:font-size-complex="10pt"/>
    </style:style>
    <style:style style:name="T11" style:family="text">
      <style:text-properties fo:font-size="10pt" officeooo:rsid="0cab7804" style:font-size-asian="10pt" style:font-size-complex="10pt"/>
    </style:style>
    <style:style style:name="T12" style:family="text">
      <style:text-properties fo:font-size="10pt" officeooo:rsid="0cad6672" style:font-size-asian="10pt" style:font-size-complex="10pt"/>
    </style:style>
    <style:style style:name="T13" style:family="text">
      <style:text-properties fo:font-size="10pt" officeooo:rsid="0cac89f2" style:font-size-asian="10pt" style:font-size-complex="10pt"/>
    </style:style>
    <style:style style:name="T14" style:family="text">
      <style:text-properties fo:font-size="10pt" officeooo:rsid="0caeb0fd" style:font-size-asian="10pt" style:font-size-complex="10pt"/>
    </style:style>
    <style:style style:name="T15" style:family="text">
      <style:text-properties fo:font-size="10pt" officeooo:rsid="0caf42a8" style:font-size-asian="10pt" style:font-size-complex="10pt"/>
    </style:style>
    <style:style style:name="T16" style:family="text">
      <style:text-properties fo:font-size="10pt" officeooo:rsid="0cb074b7" style:font-size-asian="10pt" style:font-size-complex="10pt"/>
    </style:style>
    <style:style style:name="T17" style:family="text">
      <style:text-properties fo:font-size="10pt" officeooo:rsid="0cb27269" style:font-size-asian="10pt" style:font-size-complex="10pt"/>
    </style:style>
    <style:style style:name="T18" style:family="text">
      <style:text-properties fo:font-size="10pt" officeooo:rsid="0cb36dea" style:font-size-asian="10pt" style:font-size-complex="10pt"/>
    </style:style>
    <style:style style:name="T19" style:family="text">
      <style:text-properties officeooo:rsid="0c5678c0"/>
    </style:style>
    <style:style style:name="T20" style:family="text">
      <style:text-properties officeooo:rsid="0c5aacaa"/>
    </style:style>
    <style:style style:name="T21" style:family="text">
      <style:text-properties officeooo:rsid="0c7895d3"/>
    </style:style>
    <style:style style:name="T22" style:family="text">
      <style:text-properties officeooo:rsid="0c9639ff"/>
    </style:style>
    <style:style style:name="T23" style:family="text">
      <style:text-properties officeooo:rsid="0ca1818b"/>
    </style:style>
    <style:style style:name="T24" style:family="text">
      <style:text-properties officeooo:rsid="0ca2c58d"/>
    </style:style>
    <style:style style:name="T25" style:family="text">
      <style:text-properties officeooo:rsid="0ca47e5d"/>
    </style:style>
    <style:style style:name="T26" style:family="text">
      <style:text-properties officeooo:rsid="030d0f34"/>
    </style:style>
    <style:style style:name="T27" style:family="text">
      <style:text-properties officeooo:rsid="0ca5daa5"/>
    </style:style>
    <style:style style:name="T28" style:family="text">
      <style:text-properties officeooo:rsid="0ca7598f"/>
    </style:style>
    <style:style style:name="T29" style:family="text">
      <style:text-properties officeooo:rsid="0ca7d5a9"/>
    </style:style>
    <style:style style:name="T30" style:family="text">
      <style:text-properties officeooo:rsid="0cb66b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G<text:span text:style-name="T22">overnment Structure</text:span></text:h>
      <text:p text:style-name="P25"/>
      <table:table table:name="Table2" table:style-name="Table2">
        <table:table-column table:style-name="Table2.A"/>
        <table:table-column table:style-name="Table2.B"/>
        <table:table-row table:style-name="Table2.1">
          <table:table-cell table:style-name="Table2.A1" office:value-type="string">
            <text:p text:style-name="P36">G<text:span text:style-name="T23">overnment</text:span></text:p>
          </table:table-cell>
          <table:table-cell table:style-name="Table2.B1" office:value-type="string">
            <text:p text:style-name="P39">Details</text:p>
          </table:table-cell>
        </table:table-row>
        <table:table-row table:style-name="Table2.2">
          <table:table-cell table:style-name="Table2.A6" office:value-type="string">
            <text:p text:style-name="P41">Atlas</text:p>
          </table:table-cell>
          <table:table-cell table:style-name="Table2.B6" office:value-type="string">
            <text:p text:style-name="P49"><text:span text:style-name="T5">T</text:span><text:span text:style-name="T10">he government is run by an elected council, but access to the council overwhelmingly favors the elite class. Two council seats are also granted to the Atlas General, making them extremely powerful and influential. Politics has become strained between corporate interests vying for influence.</text:span></text:p>
          </table:table-cell>
        </table:table-row>
        <table:table-row table:style-name="Table2.3">
          <table:table-cell table:style-name="Table2.A6" office:value-type="string">
            <text:p text:style-name="P41">Menagerie</text:p>
          </table:table-cell>
          <table:table-cell table:style-name="Table2.B6" office:value-type="string">
            <text:p text:style-name="P50"><text:span text:style-name="T13">A single leader is chosen </text:span><text:span text:style-name="T14">within each city </text:span><text:span text:style-name="T13">by a formal election, who then serves until he or she steps down. </text:span><text:span text:style-name="T12">They have a fixed constitution that cannot be altered without 65% support of the population, and the leader can only operate within those limitations. </text:span><text:span text:style-name="T18">Humans are not granted residence unless they received permission.</text:span></text:p>
          </table:table-cell>
        </table:table-row>
        <table:table-row table:style-name="Table2.4">
          <table:table-cell table:style-name="Table2.A6" office:value-type="string">
            <text:p text:style-name="P41">Mistral</text:p>
          </table:table-cell>
          <table:table-cell table:style-name="Table2.B6" office:value-type="string">
            <text:p text:style-name="P43">The Mistral government has been corrupted since the unification of the kingdoms, and its interests are now being controlled primarily by criminal organizations. The council positions are elected, but any serious threat to the criminal organizations have a tendency to be eliminated.</text:p>
          </table:table-cell>
        </table:table-row>
        <table:table-row table:style-name="Table2.5">
          <table:table-cell table:style-name="Table2.A6" office:value-type="string">
            <text:p text:style-name="P41">Vacuo</text:p>
          </table:table-cell>
          <table:table-cell table:style-name="Table2.B6" office:value-type="string">
            <text:p text:style-name="P44"/>
          </table:table-cell>
        </table:table-row>
        <table:table-row table:style-name="Table2.6">
          <table:table-cell table:style-name="Table2.A6" office:value-type="string">
            <text:p text:style-name="P41">Vale</text:p>
          </table:table-cell>
          <table:table-cell table:style-name="Table2.B6" office:value-type="string">
            <text:p text:style-name="P49"><text:span text:style-name="T5">A </text:span><text:span text:style-name="T10">government council, elected by the people in reasonably fair elections. Outside powers with considerable wealth have managed to influence elections and lawmaking to some degree, but the social structures in Vale have stood reasonably firm against significant corruption.</text:span></text:p>
          </table:table-cell>
        </table:table-row>
      </table:table>
      <text:p text:style-name="P27"/>
      <table:table table:name="Table3" table:style-name="Table3">
        <table:table-column table:style-name="Table3.A"/>
        <table:table-column table:style-name="Table3.B"/>
        <table:table-row table:style-name="Table3.1">
          <table:table-cell table:style-name="Table3.A1" office:value-type="string">
            <text:p text:style-name="P38">Economies</text:p>
          </table:table-cell>
          <table:table-cell table:style-name="Table3.B1" office:value-type="string">
            <text:p text:style-name="P40">Details</text:p>
          </table:table-cell>
        </table:table-row>
        <table:table-row table:style-name="Table3.2">
          <table:table-cell table:style-name="Table3.A6" office:value-type="string">
            <text:p text:style-name="P42">Atlas</text:p>
          </table:table-cell>
          <table:table-cell table:style-name="Table3.B6" office:value-type="string">
            <text:p text:style-name="P45">Capitalist economy with regulations that favor corporate interests. Faunus are effectively second class citizens. Slavery is technically illegal, but there is indirect benefit through independent tribes in the tundra.</text:p>
          </table:table-cell>
        </table:table-row>
        <table:table-row table:style-name="Table3.3">
          <table:table-cell table:style-name="Table3.A6" office:value-type="string">
            <text:p text:style-name="P42">Menagerie</text:p>
          </table:table-cell>
          <table:table-cell table:style-name="Table3.B6" office:value-type="string">
            <text:p text:style-name="P45">Mixed economy with regulations that benefit the public. Government provides many social services and social nets. Faunus are first-class citizens here.</text:p>
          </table:table-cell>
        </table:table-row>
        <table:table-row table:style-name="Table3.4">
          <table:table-cell table:style-name="Table3.A6" office:value-type="string">
            <text:p text:style-name="P42">Mistral</text:p>
          </table:table-cell>
          <table:table-cell table:style-name="Table3.B6" office:value-type="string">
            <text:p text:style-name="P49"><text:span text:style-name="T6">C</text:span><text:span text:style-name="T5">apitalist economy with minimal regulations </text:span><text:span text:style-name="T6">and mixed interests</text:span><text:span text:style-name="T5">. Government o</text:span><text:span text:style-name="T6">ffers meaningful </text:span><text:span text:style-name="T5">social services within the major cities, but </text:span><text:span text:style-name="T6">has </text:span><text:span text:style-name="T5">a limited presence in rural areas. </text:span><text:span text:style-name="T7">Faunus are treated as second class citizens with v</text:span><text:span text:style-name="T8">ery minimal</text:span><text:span text:style-name="T7"> protections against unfair practices.</text:span></text:p>
          </table:table-cell>
        </table:table-row>
        <table:table-row table:style-name="Table3.5">
          <table:table-cell table:style-name="Table3.A6" office:value-type="string">
            <text:p text:style-name="P42">Vacuo</text:p>
          </table:table-cell>
          <table:table-cell table:style-name="Table3.B6" office:value-type="string">
            <text:p text:style-name="P47"><text:span text:style-name="T4"/></text:p>
          </table:table-cell>
        </table:table-row>
        <table:table-row table:style-name="Table3.6">
          <table:table-cell table:style-name="Table3.A6" office:value-type="string">
            <text:p text:style-name="P42">Vale</text:p>
          </table:table-cell>
          <table:table-cell table:style-name="Table3.B6" office:value-type="string">
            <text:p text:style-name="P45">Mixed economy with regulations that favor public interest. Government provides many social services and social nets. Effectively impossible to create monopolies or exploit the workforce.</text:p>
          </table:table-cell>
        </table:table-row>
      </table:table>
      <text:p text:style-name="P27"/>
      <text:h text:style-name="P34" text:outline-level="2">I<text:span text:style-name="T24">ndependent Territories</text:span></text:h>
      <text:p text:style-name="Standard"/>
      <text:p text:style-name="P30">Many independent cities and territories still exist outside of influence the main kingdoms that refuse to accept their authority. They generally cooperate with open borders, which is critical for trade routes. However, any laws that apply to kingdoms do not apply to them. Their government and culture may be very different from the kingdoms.</text:p>
      <text:p text:style-name="P29"/>
      <text:p text:style-name="P31">Independent territories have reduced in number over time, partially due to certain trade and diplomatic restrictions. They still receive military protection against the Grimm, since this serves everyone’s interests.</text:p>
      <text:p text:style-name="Standard"/>
      <text:p text:style-name="Standard"><text:span text:style-name="T25">In many territories, s</text:span>lavery of the Faunus is still legal <text:span text:style-name="T27">and common</text:span>. <text:span text:style-name="T25">This is particularly true wi</text:span>thin most of the independent cities in <text:span text:style-name="T25">the tundra of </text:span>Solitas, <text:span text:style-name="T24">outside of the kingdom of Atlas</text:span>. They <text:span text:style-name="T26">reject</text:span> Atlas’ authority <text:span text:style-name="T25">and</text:span> the corresponding laws of the <text:span text:style-name="T24">other</text:span> kingdoms. Mining corporations in Atlas often work with these territories, indirectly benefiting from slave labor practices.</text:p>
      <text:p text:style-name="Standard"/>
      <text:h text:style-name="P33" text:outline-level="2"><text:span text:style-name="T3">Legal</text:span><text:span text:style-name="T19"> System</text:span></text:h>
      <text:p text:style-name="P7"/>
      <text:p text:style-name="P15">Due to the extreme survival requirements on Remnant, there is very low tolerance for criminal behavior that seriously distracts resources from military operations. The heavy toll on the military causes certain constraints on the rest of society, particularly in relation to the legal systems and the rights of citizens. Courts will not exercise excess time expenditures on criminal acts without consequence.</text:p>
      <text:p text:style-name="P12"/>
      <text:p text:style-name="P14"><text:soft-page-break/>Burden of proof is not always a meaningful consideration of the legal system. Repeated suspicion very quickly leads to investigations that would be considered highly invasive in an effort to root out answers quickly.</text:p>
      <text:p text:style-name="P13"/>
      <text:p text:style-name="P16">All Huntsmen are trained Peacekeeping Officers as part of their academic training. Huntsmen make up only a small portion of the investigation services, but their role is essential due to their status and influence within the policing community. Huntsmen tend to serve as the primary investigators in important cases due to the legal allowances they possess.</text:p>
      <text:p text:style-name="P7"/>
      <text:h text:style-name="P1" text:outline-level="3">Word of the Huntsman</text:h>
      <text:p text:style-name="P7"/>
      <text:p text:style-name="P17">One of the core tenants of the legal system is the Word of the Huntsman. If a Huntsman declares themselves a witness to a scene and makes an official claim (such as a declaration of guilt or innocence), this is considered to fall under the terms of the “Word of the Huntsman.”</text:p>
      <text:p text:style-name="P8"/>
      <text:p text:style-name="P17">The Word of the Huntsman carries overwhelming influence, but is also expected to be in the highest calibers of integrity. If a Huntsmen is ever proven to be lying about a criminal declaration, even once, they will immediately be thrown in prison and stripped of every license they’ve ever acquired. The legal system has no tolerance for this behavior.</text:p>
      <text:p text:style-name="P8"/>
      <text:p text:style-name="P16">A similar tenant known as “Word of the Peacekeeper” has the same type of influence, but applied to Peacekeeping Officers with the same licenses. However, it doesn’t possess influence to the same extreme extent. Peacekeeping Officers have to deal with much more due process when a contradictory accusation is filed against them, and the severity of challenging them isn’t as severe since their role in humanity’s survival is not at the same threshold of a Huntsman.</text:p>
      <text:p text:style-name="P7"/>
      <text:h text:style-name="P2" text:outline-level="3"><text:span text:style-name="T1">Declaration</text:span><text:span text:style-name="T2">s</text:span><text:span text:style-name="T1"> of Guilt</text:span></text:h>
      <text:p text:style-name="P7"/>
      <text:p text:style-name="P20">Huntsmen Officers with the appropriate licenses can arrest citizens and declare guilt for any crime they are a witness to. Doing so will immediately initiate a guilty sentence. If evidence is available the Huntsman can make it known, but it is not required. The Huntsman’s word is taken as truth. It will not be questioned by the legal system unless the defendant fights the accusation, which has consequences of its own.</text:p>
      <text:p text:style-name="P8"/>
      <text:p text:style-name="P18">If a defendant accepts guilt, their punishments are typically fairly standard for the crime done. If they retaliate and accuse the Huntsman of lying, both parties will be brought to trial.</text:p>
      <text:p text:style-name="P9"/>
      <text:h text:style-name="P3" text:outline-level="3"><text:span text:style-name="T20">Accusing a Huntsm</text:span><text:span text:style-name="T2">a</text:span><text:span text:style-name="T20">n</text:span></text:h>
      <text:p text:style-name="P9"/>
      <text:p text:style-name="P22">Accusing a Huntsman of lying is a very serious accusation and can have severe consequences for the accuser. It will force an investigation that can expose the Huntsman, including potentially dragging the Huntsman to trial, but in doing so can cause much more significant problems for the accuser. A Huntsman’s time is considered overwhelming<text:span text:style-name="T30">ly</text:span> critical to Remnant’s survival. Wasting their time is therefore often a greater offense than the original crime.</text:p>
      <text:p text:style-name="P9"/>
      <text:p text:style-name="P19">The party that accuses a Huntsman effectively relinquishes any rights to their privacy to prove the Huntsman’s claims. Their entire life can be investigated to fairly extreme lengths in pursuit of the truth. Special investigators will be responsible for reviewing the matter and gathering every possible shred of evidence related to the matter in a timely fashion.</text:p>
      <text:p text:style-name="P8"/>
      <text:p text:style-name="P23">If the Huntsman’s claims bore no fruit of corroborating evidence, and no previous crimes or suspicious activity was discovered in the pursuit of the accuser, the accuser will be set free. The event will be recorded in both the accuser’s records and the Huntsman’s records in case any further patterns emerge.</text:p>
      <text:p text:style-name="P10"/>
      <text:p text:style-name="P23">If the Huntsman’s claims were supported by strong evidence, and especially if their story was corroborated, the <text:soft-page-break/>accuser will almost certainly suffer larger penalties than they’d originally had.</text:p>
      <text:p text:style-name="P10"/>
      <text:h text:style-name="P5" text:outline-level="3">Investigations</text:h>
      <text:p text:style-name="P10"/>
      <text:p text:style-name="P24">Huntsmen are free to investigate without many limitations. In cases where there are limitations, they require very little to acquire the appropriate warrants.</text:p>
      <text:p text:style-name="P10"/>
      <text:p text:style-name="P24">Lying to a Huntsman that has declared themselves for an official investigation is illegal and carries serious consequences if caught. Deception is not tolerated, either, so citizens are expected to answer fully without any half-truths or misdirection. Furthermore, evading a Huntsman that has declared the intent to interrogate is also illegal. Punishments are designed to be harsh to ensure that Huntsmen with the appropriate licenses can investigate quickly and effectively.</text:p>
      <text:p text:style-name="P10"/>
      <text:h text:style-name="P4" text:outline-level="3">Court</text:h>
      <text:p text:style-name="P11"/>
      <text:p text:style-name="P11">// <text:span text:style-name="T21">TODO</text:span></text:p>
      <text:p text:style-name="P21"/>
      <text:h text:style-name="P6" text:outline-level="3">Variants per Kingdom</text:h>
      <text:p text:style-name="P26"/>
      <text:p text:style-name="Standard">In Atlas, many laws are enforced through <text:span text:style-name="T28">flat-rate </text:span>fines, which disproportionally impacts the <text:span text:style-name="T28">poor; which in turn disproportionally affects the</text:span> Faunus. Faunus are also under <text:span text:style-name="T28">much</text:span> higher scrutiny and unfair observation due to <text:span text:style-name="T28">the </text:span>racism <text:span text:style-name="T29">within Atlas</text:span>.</text:p>
      <text:p text:style-name="Standard"/>
      <text:p text:style-name="P32">In Mistral, investigations are not allowed without warrants from the appropriate government sources. The government itself is considered heavily corrupted, however, and employs several heads of criminal organizations that protect their own interests.</text:p>
      <text:p text:style-name="P26"/>
      <table:table table:name="Table1" table:style-name="Table1">
        <table:table-column table:style-name="Table1.A"/>
        <table:table-column table:style-name="Table1.B"/>
        <table:table-row table:style-name="Table1.1">
          <table:table-cell table:style-name="Table1.A1" office:value-type="string">
            <text:p text:style-name="P37">L<text:span text:style-name="T24">egal Rules</text:span></text:p>
          </table:table-cell>
          <table:table-cell table:style-name="Table1.B1" office:value-type="string">
            <text:p text:style-name="P39">Details</text:p>
          </table:table-cell>
        </table:table-row>
        <table:table-row table:style-name="Table1.2">
          <table:table-cell table:style-name="Table1.A2" office:value-type="string">
            <text:p text:style-name="P41">Atlas</text:p>
          </table:table-cell>
          <table:table-cell table:style-name="Table1.B2" office:value-type="string">
            <text:p text:style-name="P48"><text:span text:style-name="T5">M</text:span><text:span text:style-name="T9">any laws are enforced through fines, which disproportionally impacts the Faunus. Faunus are also under higher scrutiny and unfair observation due to racism.</text:span></text:p>
          </table:table-cell>
        </table:table-row>
        <table:table-row table:style-name="Table1.3">
          <table:table-cell table:style-name="Table1.A6" office:value-type="string">
            <text:p text:style-name="P41">Menagerie</text:p>
          </table:table-cell>
          <table:table-cell table:style-name="Table1.B6" office:value-type="string">
            <text:p text:style-name="P51"><text:span text:style-name="T14">Faunus Huntsmen have all the standard </text:span><text:span text:style-name="T16">legal</text:span><text:span text:style-name="T14"> authority, but human Huntsmen do not. Human </text:span><text:span text:style-name="T15">Huntsmen</text:span><text:span text:style-name="T14"> can only attain such authority if approved by the city government, and it only applies within that city.</text:span></text:p>
          </table:table-cell>
        </table:table-row>
        <table:table-row table:style-name="Table1.4">
          <table:table-cell table:style-name="Table1.A6" office:value-type="string">
            <text:p text:style-name="P41">Mistral</text:p>
          </table:table-cell>
          <table:table-cell table:style-name="Table1.B6" office:value-type="string">
            <text:p text:style-name="P46">Investigations are not allowed without warrants from the government.</text:p>
          </table:table-cell>
        </table:table-row>
        <table:table-row table:style-name="Table1.5">
          <table:table-cell table:style-name="Table1.A6" office:value-type="string">
            <text:p text:style-name="P41">Vacuo</text:p>
          </table:table-cell>
          <table:table-cell table:style-name="Table1.B6" office:value-type="string">
            <text:p text:style-name="P52"><text:span text:style-name="T17"/></text:p>
          </table:table-cell>
        </table:table-row>
        <table:table-row table:style-name="Table1.6">
          <table:table-cell table:style-name="Table1.A6" office:value-type="string">
            <text:p text:style-name="P41">Vale</text:p>
          </table:table-cell>
          <table:table-cell table:style-name="Table1.B6" office:value-type="string">
            <text:p text:style-name="P52"><text:span text:style-name="T5">A</text:span><text:span text:style-name="T4">ll standard laws apply </text:span><text:span text:style-name="T17">as written.</text:span></text:p>
          </table:table-cell>
        </table:table-row>
      </table:table>
      <text:p text:style-name="P28"/>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30d0f3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8pt" fo:font-weight="bold" style:font-name-asian="SimSun" style:font-family-asian="SimSun" style:font-family-generic-asian="system" style:font-pitch-asian="variable" style:font-size-asian="28pt" style:font-weight-asian="bold" style:font-name-complex="Arial" style:font-family-complex="Arial" style:font-family-generic-complex="system" style:font-pitch-complex="variable"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officeooo:rsid="00916cef"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in" loext:contextual-spacing="false"/>
      <style:text-properties style:font-name="Liberation Serif" fo:font-family="'Liberation Serif'" style:font-family-generic="roman" style:font-pitch="variable" fo:font-size="12pt" fo:font-weight="bold" officeooo:rsid="050ad004"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20:31:48.958000000</meta:creation-date>
    <meta:editing-duration>P114DT12H47M11S</meta:editing-duration>
    <meta:editing-cycles>1649</meta:editing-cycles>
    <meta:generator>LibreOffice/6.3.5.2$Windows_X86_64 LibreOffice_project/dd0751754f11728f69b42ee2af66670068624673</meta:generator>
    <dc:title>Template</dc:title>
    <dc:date>2023-05-15T20:02:59.900000000</dc:date>
    <meta:document-statistic meta:table-count="3" meta:image-count="0" meta:object-count="0" meta:page-count="3" meta:paragraph-count="62" meta:word-count="1362" meta:character-count="8841" meta:non-whitespace-character-count="7541"/>
  </office:meta>
</office:document-meta>
</file>